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r.serialize( PropertyState state , OutputStream stream , BLOBStore blob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r.deserialize( NodeReferences refs ,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r.serialize( NodeState state ,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r.deserialize( NodeState state ,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r.serialize( NodeReferences refs ,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r.deserialize( PropertyState state , InputStream stream , BLOBStore blob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